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03462" officeooo:paragraph-rsid="00003462"/>
    </style:style>
    <style:style style:name="P2" style:family="paragraph" style:parent-style-name="Heading_20_2">
      <style:text-properties officeooo:rsid="00003462" officeooo:paragraph-rsid="00003462"/>
    </style:style>
    <style:style style:name="P3" style:family="paragraph" style:parent-style-name="Text_20_body">
      <style:text-properties officeooo:rsid="00003462" officeooo:paragraph-rsid="00003462"/>
    </style:style>
    <style:style style:name="P4" style:family="paragraph" style:parent-style-name="Text_20_body" style:list-style-name="L1">
      <style:text-properties officeooo:rsid="00003462" officeooo:paragraph-rsid="00003462"/>
    </style:style>
    <style:style style:name="P5" style:family="paragraph" style:parent-style-name="Text_20_body" style:list-style-name="L2">
      <style:text-properties officeooo:rsid="00003462" officeooo:paragraph-rsid="00003462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ading 1</text:h>
      <text:p text:style-name="P3">First paragraph</text:p>
      <text:h text:style-name="P2" text:outline-level="2">Second Heading</text:h>
      <text:p text:style-name="P3">Second paragraph.</text:p>
      <text:list text:style-name="L1">
        <text:list-item>
          <text:p text:style-name="P4">Numbered list item one.</text:p>
        </text:list-item>
        <text:list-item>
          <text:p text:style-name="P4">Item two.</text:p>
        </text:list-item>
      </text:list>
      <text:p text:style-name="P3">Bullet points:</text:p>
      <text:list text:style-name="L2">
        <text:list-item>
          <text:p text:style-name="P5">First; and</text:p>
        </text:list-item>
        <text:list-item>
          <text:p text:style-name="P5">Second.</text:p>
        </text:list-item>
      </text:list>
      <text:p text:style-name="P3">Here is a url to <text:a xlink:type="simple" xlink:href="https://github.com/MichaelCoutlakis/docsmithcpp" text:style-name="Internet_20_link" text:visited-style-name="Visited_20_Internet_20_Link">docsmith</text:a> on <text:span text:style-name="Source_20_Text"><text:span text:style-name="T1">GitHub</text:span>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21:16:06.602000000</meta:creation-date>
    <dc:date>2025-06-17T21:18:42.844000000</dc:date>
    <meta:editing-duration>PT2M36S</meta:editing-duration>
    <meta:editing-cycles>1</meta:editing-cycles>
    <meta:document-statistic meta:table-count="0" meta:image-count="0" meta:object-count="0" meta:page-count="1" meta:paragraph-count="10" meta:word-count="31" meta:character-count="160" meta:non-whitespace-character-count="143"/>
    <meta:generator>LibreOffice/7.4.7.2$Windows_X86_64 LibreOffice_project/723314e595e8007d3cf785c16538505a1c878ca5</meta:generator>
  </office:meta>
</office:document-meta>
</file>